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8.83cm"/>
    </style:style>
    <style:style style:name="co8" style:family="table-column">
      <style:table-column-properties fo:break-before="auto" style:column-width="15.3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nary-a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ountry/Registran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upporte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ME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Zeni Lite Buoy Co. Ltd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itoring aids to naviga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est/Experimenta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Test/Experiment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est message (experimental)</text:p>
          </table:table-cell>
          <table:table-cell office:value-type="string" calcext:value-type="string">
            <text:p>!AIVDM,1,1,,,6@28nOP0R=Wr03H9q=6e2000,0*7F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./ITU-R.M.1371-3 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text-using-6-bit-ascii</text:p>
          </table:table-cell>
          <table:table-cell office:value-type="string" calcext:value-type="string">
            <text:p>!BSVDM,1,1,4,B,633`PP1:wRqP040004&lt;d,0*09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replac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iala.int/asm/application-acknowledgement/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interrogation-specified-fms-within-iai-branch</text:p>
          </table:table-cell>
          <table:table-cell office:value-type="string" calcext:value-type="string">
            <text:p>!AIVDM,1,1,,A,6@2:LKPmpau8048j=h0000000000,0*3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t./ITU-R.M.1371-3 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capability-interrogation-0</text:p>
          </table:table-cell>
          <table:table-cell office:value-type="string" calcext:value-type="string">
            <text:p>!AIVDM,1,1,,B,605fle7eMs1H04&lt;0@00000000000,0*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capability-reply-0</text:p>
          </table:table-cell>
          <table:table-cell office:value-type="string" calcext:value-type="string">
            <text:p>!AIVDM,2,1,3,B,647&gt;1o80b=Ch04@0Hb00020000000000000000000000000000000000,0*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3,B,000,2*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application-acknowledgement-addressed-binary-mess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deprecated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dangerous-cargo-indica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deprecated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tidal-window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t./IMO Circ. 289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number-persons-board</text:p>
          </table:table-cell>
          <table:table-cell office:value-type="string" calcext:value-type="string">
            <text:p>!AIVDM,1,1,,B,647&gt;1o&lt;0b=Ch050060,4*0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deprecated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ship-waypoints-wp-andor-route-plan-repor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nt./IMO Circ. 289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clearance-time-enter-por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extended-ship-static-and-voyage-related-dat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berthing-dat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area-notic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dangerous-cargo-indication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route-informa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text-descrip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tidal-window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nternational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number-persons-board-0</text:p>
          </table:table-cell>
          <table:table-cell office:value-type="string" calcext:value-type="string">
            <text:p>!AIVDM,1,1,,A,63P&lt;OP00000006P020,4*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S (Inland Waterways)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inland-capability-interrogation</text:p>
          </table:table-cell>
          <table:table-cell office:value-type="string" calcext:value-type="string">
            <text:p>!AIVDM,1,1,,A,602E3TprE&gt;Mv&lt;P&lt;j00,4*4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S (Inland Waterways)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inland-capability-interrogation-repl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IS (Inland Waterways)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eta-lockbridgeterminal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IS (Inland Waterways)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rta-lockbridgeterminal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IS (Inland Waterways)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geographic-notice-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IS (Inland Waterways)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isrs-text-message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IS (Inland Waterways)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number-persons-board-1</text:p>
          </table:table-cell>
          <table:table-cell office:value-type="string" calcext:value-type="string">
            <text:p>!AIVDM,1,1,,A,63aBNKP0RW?D&lt;SOvwwOh00000000,0*6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route-sugges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route-suggestion-repl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e-navigation.nl/content/flow-management-sugges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ID=Franc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!ABVDM,1,1,8,A,6&gt;jCNE@1ihAP&gt;=8L@Jq1JJBM,0*6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D=United Kingd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!AIVDM,1,1,,A,63MAF:l0SJP@&gt;P6v4?FkqvRRn0,4*5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K Trinity House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aids-navigation-monitoring-data</text:p>
          </table:table-cell>
          <table:table-cell office:value-type="string" calcext:value-type="string">
            <text:p>!AIVDM,1,1,,B,6&gt;jHDOh0SIdd&gt;db:Hg00P100,0*0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ID=United Kingd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ID undocumented</text:p>
          </table:table-cell>
          <table:table-cell office:value-type="string" calcext:value-type="string">
            <text:p>!AIVDM,2,1,6,A,6&gt;jQMFh0V:C0&gt;e@PDiHT&lt;d000000000000000000000000001k;wfgqe,0*4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6,A,&gt;q@&gt;80,4*2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K Trinity House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aids-navigation-monitoring-data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ID=Swede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ID undocumented</text:p>
          </table:table-cell>
          <table:table-cell office:value-type="string" calcext:value-type="string">
            <text:p>!AIVDM,1,1,,A,6&gt;jAVnT00000@Wi8P000800,2*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weather-station-mess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wind-information-mess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water-level-mess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water-flow-message-seawa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/Saint Lawrence Seaway</text:p>
          </table:table-cell>
          <table:table-cell office:value-type="string" calcext:value-type="string">
            <text:p>in force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lockage-order-message-seawa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estimated-lock-times-message-seaway</text:p>
          </table:table-cell>
          <table:table-cell office:value-type="string" calcext:value-type="string">
            <text:p>!AIVDM,2,1,2,A,6030ot1;F8RlCh82abKH85j2E1ARDj80PFH8885t&lt;bJTa&lt;i=tU8vW2UC,0*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art 2/2</text:p>
          </table:table-cell>
          <table:table-cell office:value-type="string" calcext:value-type="string">
            <text:p>!AIVDM,2,2,2,A,&lt;CO9;5aiC@00000000,4*1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version-message-seawa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weather-station-message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wind-information-message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water-level-message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water-flow-message-seaway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lockage-order-message-seaway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estimated-lock-times-message-seaway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/Saint Lawrence Seaway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version-message-seaway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https://www.e-navigation.nl/content/text-message-payloa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https://www.e-navigation.nl/content/target-interes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7" calcext:value-type="float">
            <text:p>36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SCG RDC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https://www.e-navigation.nl/content/passenger-and-crew-cou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D=Chin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" calcext:value-type="float">
            <text:p>4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https://www.e-navigation.nl/content/collision-alar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ID=Korea</text:p>
          </table:table-cell>
          <table:table-cell table:number-columns-repeated="2"/>
          <table:table-cell office:value-type="string" calcext:value-type="string">
            <text:p>DAC not allocated</text:p>
          </table:table-cell>
          <table:table-cell office:value-type="string" calcext:value-type="string">
            <text:p>!AIVDM,1,1,,A,603l90P0u2@8KRPh&lt;=m8ADQcf@:e9N@PwP0wP008000080000000,0*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D=Japa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!AIVDM,1,1,,B,6&gt;l?t8@11iNJutiW0@,0*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D=Malaysi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!AIVDM,1,1,,B,6&gt;m&gt;;aT000clQD548700W&lt;0,2*0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D=Malaysi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!AIVDM,1,1,,A,6&gt;m&gt;&lt;Ch000clQD92gQ3dP240,0*4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D=Malaysi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!AIVDM,1,1,,B,6&gt;m&gt;=W4000clQDB8AADdT@0P,0*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1" calcext:value-type="float">
            <text:p>70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ID=Argentin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!AIVDM,1,1,,B,6&gt;h&gt;vtP00000cmR3FR1Hn0eSw0L;I&gt;dgFETgGP40,0*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oprietary/test message (undocumented)</text:p>
          </table:table-cell>
          <table:table-cell office:value-type="string" calcext:value-type="string">
            <text:p>!AIVDM,1,1,,B,6&gt;jAUJ@0000&lt;up17Iv00000,2*6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oprietary/test message (undocumented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D unassigned</text:p>
          </table:table-cell>
          <table:table-cell table:number-columns-repeated="3"/>
          <table:table-cell office:value-type="string" calcext:value-type="string">
            <text:p>!AIVDM,1,1,,A,6&gt;l4vWh0??VQurKe1?au8=jp1hU@@00010,4*1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oprietary/test message (undocumented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oprietary/test message (undocumented)</text:p>
          </table:table-cell>
          <table:table-cell office:value-type="string" calcext:value-type="string">
            <text:p>!AIVDM,2,1,4,A,6&gt;jHn?00SIdduqKoUfjHn?0TDlhk&lt;30d&lt;3Pd=lDd&lt;3Pm;38o;SHd=C0j&lt;Bpn,0*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4,A,&lt;3&lt;mCRhh&lt;3@h&gt;2pk&lt;SDlEhl:,0*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roprietary/test message (undocumented)</text:p>
          </table:table-cell>
          <table:table-cell office:value-type="string" calcext:value-type="string">
            <text:p>!AIVDM,1,1,,A,6&gt;l4ve0Gmp@=urKe1?cA8ajcEhU?000000,4*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est/Experiment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est message (experimental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text-using-6-bit-ascii-0</text:p>
          </table:table-cell>
          <table:table-cell office:value-type="string" calcext:value-type="string">
            <text:p>!AIVDM,1,1,,B,83chnE00@02jE544p2E1PE&lt;M==H43h==@,2*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metreorological-and-hydrological-data</text:p>
          </table:table-cell>
          <table:table-cell office:value-type="string" calcext:value-type="string">
            <text:p>!AIVDM,2,1,2,B,8&gt;i5n=@0Bka&gt;DhAebHC&gt;4?t?wwwwwwwwwwwwwwwwwwwwwwwwwwwwwwwwwwwh,0*1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2,B,00,4*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ternational</text:p>
          </table:table-cell>
          <table:table-cell table:number-columns-repeated="2"/>
          <table:table-cell office:value-type="string" calcext:value-type="string">
            <text:p>https://www.e-navigation.nl/content/fairway-clo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ternational</text:p>
          </table:table-cell>
          <table:table-cell table:number-columns-repeated="2"/>
          <table:table-cell office:value-type="string" calcext:value-type="string">
            <text:p>https://www.e-navigation.nl/content/extended-ship-static-and-voyage-related-data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vts-targets-targets-derived-means-other-ais</text:p>
          </table:table-cell>
          <table:table-cell office:value-type="string" calcext:value-type="string">
            <text:p>!AIVDM,1,1,,A,802At?00D000qFap02:lA0b@?3fw0001&lt;:iFP2:rf0cCGp0w00,4*5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ternational</text:p>
          </table:table-cell>
          <table:table-cell table:number-columns-repeated="2"/>
          <table:table-cell office:value-type="string" calcext:value-type="string">
            <text:p>https://www.e-navigation.nl/content/vts-generatedsynthetic-target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nternational</text:p>
          </table:table-cell>
          <table:table-cell table:number-columns-repeated="2"/>
          <table:table-cell office:value-type="string" calcext:value-type="string">
            <text:p>https://www.e-navigation.nl/content/advice-waypoints-awp-andor-route-plan-vts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marine-traffic-signal</text:p>
          </table:table-cell>
          <table:table-cell office:value-type="string" calcext:value-type="string">
            <text:p>!AIVDM,1,1,,B,8&gt;jHDDh0Dh0;8=P3&lt;?CEB5P&lt;978DC006JRWBaOKi&lt;N00,0*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weather-observation-report-ship</text:p>
          </table:table-cell>
          <table:table-cell office:value-type="string" calcext:value-type="string">
            <text:p>!AIVDM,2,1,0,B,86&lt;fpgh0EFV&gt;n66VG6t44444444441gOqpG1Iqk&lt;OqA9=J01gcwwnS,0*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 2/2</text:p>
          </table:table-cell>
          <table:table-cell office:value-type="string" calcext:value-type="string">
            <text:p>!AIVDM,2,2,0,B,we7p,0*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area-notice-0</text:p>
          </table:table-cell>
          <table:table-cell office:value-type="string" calcext:value-type="string">
            <text:p>!AIVDM,2,1,5,A,8@30ojh0EP02P37P07P&lt;NdVIIE5l00000SBhG328iiR8o1g4GU5f7RU0,0*3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5,A,0?c@00,4*3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nternational</text:p>
          </table:table-cell>
          <table:table-cell table:number-columns-repeated="2"/>
          <table:table-cell office:value-type="string" calcext:value-type="string">
            <text:p>https://www.e-navigation.nl/content/extended-ship-static-and-voyage-related-data-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environmental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route-information-0</text:p>
          </table:table-cell>
          <table:table-cell office:value-type="string" calcext:value-type="string">
            <text:p>!BSVDM,1,1,,B,83=Go200Fih7h1Sh00080000000000,4*0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text-description-0</text:p>
          </table:table-cell>
          <table:table-cell office:value-type="string" calcext:value-type="string">
            <text:p>!AIVDM,1,1,,A,83@o:&lt;P0G@:?&gt;G1?6600,0*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text-description-0</text:p>
          </table:table-cell>
          <table:table-cell office:value-type="string" calcext:value-type="string">
            <text:p>!AIVDM,1,1,,B,844iWI00GP:?&gt;G1?6600,0*0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meteorological-and-hydrographic-data</text:p>
          </table:table-cell>
          <table:table-cell office:value-type="string" calcext:value-type="string">
            <text:p>!AIVDM,1,1,,,8vjHWT@0Gh0TN1N&gt;vCC0Qi0lnPAL`GFigwl?wnSwe7wvlOwwsAwwnSGmwvh0,0*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asm/ais</text:p>
          </table:table-cell>
          <table:table-cell office:value-type="string" calcext:value-type="string">
            <text:p>!AIVDM,1,1,,A,869FTDP0J020,0*5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ID undocumented</text:p>
          </table:table-cell>
          <table:table-cell office:value-type="string" calcext:value-type="string">
            <text:p>!AIVDM,1,1,,A,839ths00K@q?;?U8@Jk6k?72k3K0,0*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!AIVDM,1,1,,A,853&gt;Jh@7PrSCeA14EiEBUwGAou9fGc:DwiJ=&lt;T4&gt;jjPEijOe2&gt;9vOP2s000,2*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!AIVDM,1,1,,A,8000000Iv0mj&gt;CUwPp4&lt;Kl;NHKtdTAJQL;s6kc=V9P,0*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!AIVDM,1,1,,A,853&gt;Jh@fkV2vlhFFvr14e&gt;o?bqBG=DLFaVpdtH9&gt;3e3S1MEfdj6NOVTn000,2*2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S (Inland Waterways)</text:p>
          </table:table-cell>
          <table:table-cell table:number-columns-repeated="2"/>
          <table:table-cell office:value-type="string" calcext:value-type="string">
            <text:p>https://www.e-navigation.nl/content/control-mess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S (Inland Waterways)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e-navigation.nl/content/inland-ship-static-and-voyage-related-data</text:p>
          </table:table-cell>
          <table:table-cell office:value-type="string" calcext:value-type="string">
            <text:p>!AIVDM,1,1,,A,83aIgo0j2d&lt;dte&lt;NLAcPgga@00t0,0*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IS (Inland Waterways)</text:p>
          </table:table-cell>
          <table:table-cell table:number-columns-repeated="2"/>
          <table:table-cell office:value-type="string" calcext:value-type="string">
            <text:p>https://www.e-navigation.nl/content/convoy-mess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IS (Inland Waterways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asm/ais</text:p>
          </table:table-cell>
          <table:table-cell office:value-type="string" calcext:value-type="string">
            <text:p>!AIVDM,1,1,,A,83aDAlhj33:0G1TO00000000000,2*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IS (Inland Waterways)</text:p>
          </table:table-cell>
          <table:table-cell table:number-columns-repeated="2"/>
          <table:table-cell office:value-type="string" calcext:value-type="string">
            <text:p>https://www.e-navigation.nl/content/emma-warning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IS (Inland Waterways)</text:p>
          </table:table-cell>
          <table:table-cell table:number-columns-repeated="2"/>
          <table:table-cell office:value-type="string" calcext:value-type="string">
            <text:p>https://www.e-navigation.nl/content/water-level-message-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IS (Inland Waterways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present-bridge-clearance</text:p>
          </table:table-cell>
          <table:table-cell office:value-type="string" calcext:value-type="string">
            <text:p>!AIVDM,1,1,,A,802UCkPj6B6l1u98L740;@roH0,0*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IS (Inland Waterways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water-level-message-2</text:p>
          </table:table-cell>
          <table:table-cell office:value-type="string" calcext:value-type="string">
            <text:p>!AIVDM,1,1,,A,802UCkPj6P6l0l02M0L024P00000,0*5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IS (Inland Waterways)</text:p>
          </table:table-cell>
          <table:table-cell table:number-columns-repeated="2"/>
          <table:table-cell office:value-type="string" calcext:value-type="string">
            <text:p>https://www.e-navigation.nl/content/signal-stat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IS (Inland Waterways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signal-station</text:p>
          </table:table-cell>
          <table:table-cell office:value-type="string" calcext:value-type="string">
            <text:p>!AIVDM,1,1,,A,802UCkPj:@6l1u8R044R&lt;AsvTP00,0*4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IS (Inland Waterways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geographic-notice-0</text:p>
          </table:table-cell>
          <table:table-cell office:value-type="string" calcext:value-type="string">
            <text:p>!AIVDM,1,1,,A,802UCkPj:P00mDFh2MWH04&lt;V3Ajp39P00000,0*3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IS (Inland Waterways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isrs-text-message</text:p>
          </table:table-cell>
          <table:table-cell office:value-type="string" calcext:value-type="string">
            <text:p>!AIVDM,2,1,1,A,802UCkPj;06l11333330?l8doS;Fs2oS3VsOb10tpu:10h5HT@h6u&lt;&lt;PTHI=,0*6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1,A,@TDHL4pNuHE=&lt;Dj0A85DLQB37S0&lt;l0,4*7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IS (Inland Waterways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asm/ais</text:p>
          </table:table-cell>
          <table:table-cell office:value-type="string" calcext:value-type="string">
            <text:p>!AIVDM,1,1,,A,839t5J0j=wt01wP00000000,2*5F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ID=Andorr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!AIVDM,1,1,,A,83aFfgPjd&lt;2dtf=L&gt;B9Po?aE0000,0*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Austria test/experimental message</text:p>
          </table:table-cell>
          <table:table-cell office:value-type="string" calcext:value-type="string">
            <text:p>!AIVDM,1,1,,A,8&gt;j4kp@jm0A9VW&gt;0St?b?pOI01u3,0*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ttps://www.e-navigation.nl/content/forward-vessel-position-information-server-vpi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nmark</text:p>
          </table:table-cell>
          <table:table-cell table:number-columns-repeated="2"/>
          <table:table-cell office:value-type="string" calcext:value-type="string">
            <text:p>https://www.e-navigation.nl/content/intended-rout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nmark</text:p>
          </table:table-cell>
          <table:table-cell table:number-columns-repeated="2"/>
          <table:table-cell office:value-type="string" calcext:value-type="string">
            <text:p>https://www.e-navigation.nl/content/tactical-voyageplan-broadcast-extend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https://www.e-navigation.nl/content/envelopevolum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route-message-0</text:p>
          </table:table-cell>
          <table:table-cell office:value-type="string" calcext:value-type="string">
            <text:p>!AIVDM,2,1,5,A,84``gm12@@0R6b5RCRH01@u=EteiCP053tTIP0?m00:?rCrwwf800wud0F,0*5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5,A,B00007dVFod4P0,4*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weden</text:p>
          </table:table-cell>
          <table:table-cell table:number-columns-repeated="2"/>
          <table:table-cell office:value-type="string" calcext:value-type="string">
            <text:p>https://www.e-navigation.nl/content/route-message-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weden</text:p>
          </table:table-cell>
          <table:table-cell table:number-columns-repeated="2"/>
          <table:table-cell office:value-type="string" calcext:value-type="string">
            <text:p>https://www.e-navigation.nl/content/route-mess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D=Canada</text:p>
          </table:table-cell>
          <table:table-cell table:number-columns-repeated="2"/>
          <table:table-cell office:value-type="string" calcext:value-type="string">
            <text:p>FID undocumented</text:p>
          </table:table-cell>
          <table:table-cell office:value-type="string" calcext:value-type="string">
            <text:p>!AIVDM,2,1,2,A,8000wQA?0000AkDp3@@i3kPC180TRA1iH=L;,0*6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2,A,8888880,2*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https://www.e-navigation.nl/content/weather-station-message</text:p>
          </table:table-cell>
          <table:table-cell office:value-type="string" calcext:value-type="string">
            <text:p>!AIVDM,2,1,3,B,8030otA?0@6Va0PPP121IoCol54cd1?wuTwwis3qTP2VaBPPP121IoCo,0*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 2/2</text:p>
          </table:table-cell>
          <table:table-cell office:value-type="string" calcext:value-type="string">
            <text:p>!AIVDM,2,2,3,B,l54cd2Uwp=wwis3iTP2Va&lt;PPP121IoCol54cd25wuEwwit3uTP0,2*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https://www.e-navigation.nl/content/wind-information-message </text:p>
          </table:table-cell>
          <table:table-cell office:value-type="string" calcext:value-type="string">
            <text:p>!AIVDM,3,1,7,A,8030ot1?0@:Vb0PPPPC&lt;2oURW5==KR=vh02Vb2PPPC&gt;&lt;&lt;oLGRU9PdRP:,0*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art 2/3</text:p>
          </table:table-cell>
          <table:table-cell office:value-type="string" calcext:value-type="string">
            <text:p>!AIVDM,3,2,7,A,142Vb0PP=ilfnnslqTrw7P`3he2Vb0PPPP2jinsT64r6uSL@@e2Vb0PP,0*4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art 3/3</text:p>
          </table:table-cell>
          <table:table-cell office:value-type="string" calcext:value-type="string">
            <text:p>!AIVDM,3,3,7,A,PP2?loRRgU;l4Qqvh02Vb0PPPP2iinsn44sP3Rl=i40,2*4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water-level-message </text:p>
          </table:table-cell>
          <table:table-cell office:value-type="string" calcext:value-type="string">
            <text:p>!AIVDM,3,1,8,B,8030ot1?0@&gt;W&lt;dPPPP&lt;j&gt;nsphTtHBR:0@02W&lt;dPPPP&lt;iCnsm&lt;4tPG2:8,0*2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art 2/3</text:p>
          </table:table-cell>
          <table:table-cell office:value-type="string" calcext:value-type="string">
            <text:p>!AIVDM,3,2,8,B,@02W&lt;dPPPP&lt;jCnssG4tCk2P1@02W&lt;dPPPP&lt;i&gt;nskl4tSp1lE@02W&lt;dPP,0*5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art 3/3</text:p>
          </table:table-cell>
          <table:table-cell office:value-type="string" calcext:value-type="string">
            <text:p>!AIVDM,3,3,8,B,P&lt;pC5nsT4r9d4?@02W&lt;dPPPP&lt;k&gt;nsuPTt6m2Om@00,2*1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https://www.e-navigation.nl/content/water-flow-message-seaway 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lockage-order-message-seaway</text:p>
          </table:table-cell>
          <table:table-cell office:value-type="string" calcext:value-type="string">
            <text:p>!AIVDM,2,1,7,,8h3Owj1?0P6U:eC&lt;CO&lt;hknsuq4t54P2222222220&lt;DhTp7BVp004hLtl60MD5,0*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 2/2</text:p>
          </table:table-cell>
          <table:table-cell office:value-type="string" calcext:value-type="string">
            <text:p>!AIVDM,2,2,7,,8@T4qBbTP0HD@E84j0dUH4hTsBbg00,2*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https://www.e-navigation.nl/content/estimated-lock-times-message-seawa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version-message-seaway</text:p>
          </table:table-cell>
          <table:table-cell office:value-type="string" calcext:value-type="string">
            <text:p>!AIVDM,1,1,,B,8030os1?80440@0,2*7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9" calcext:value-type="float">
            <text:p>32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ID=Guadeloup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C not allocated</text:p>
          </table:table-cell>
          <table:table-cell office:value-type="string" calcext:value-type="string">
            <text:p>!AIVDM,2,1,3,A,853&gt;JhABIu1K;9r=KDp1ma45uu&lt;=NLJcg7UWih@r17sJsP00JCIv?hAv00ua,0*6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9" calcext:value-type="float">
            <text:p>329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3,A,OP000038PWsO09jNV&lt;Qv000000,4*5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sar-pattern-report-unencrypt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ttps://www.e-navigation.nl/content/trackline-report-unencrypt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SCG RDC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https://www.e-navigation.nl/content/lock-stat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SCG RDC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https://www.e-navigation.nl/content/area-notice-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ID undocument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USCG RDC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https://www.e-navigation.nl/content/environmental-mess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USCG RDC</text:p>
          </table:table-cell>
          <table:table-cell office:value-type="string" calcext:value-type="string">
            <text:p>deprecated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waterways-managem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ID undocumented Environmental (USA)</text:p>
          </table:table-cell>
          <table:table-cell office:value-type="string" calcext:value-type="string">
            <text:p>!AIVDM,2,1,7,A,81mg=5AKdgMRPDLK8olPiD@h??hC&gt;f?LE3D39rU7cRLnS@SI7Qhk4@Frs9Ti,0*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7,A,5bA5oa:&gt;mTU8pOHwJT@D87&lt;6?=:B@&lt;B@=kl,2*4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https://www.e-navigation.nl/content/text-message-payload-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position-report-payload</text:p>
          </table:table-cell>
          <table:table-cell office:value-type="string" calcext:value-type="string">
            <text:p>!AIVDM,1,1,,A,85PH6liKf6Q7K&lt;r9gds1gL&lt;QTaI;JIo2nl4dvMdmQehw06ElF7ba,0*49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static-data-payloa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https://www.e-navigation.nl/content/target-interest-toi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SCG RDC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geographic-notice</text:p>
          </table:table-cell>
          <table:table-cell office:value-type="string" calcext:value-type="string">
            <text:p>!AIVDM,2,1,2,A,8@2q0CAKmPP1hDJo0TT01J8PeIwwugP00000TBACS:;HRAtmS&lt;j0Tlb&gt;Wm;k,0*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2,A,5I5be=H0UAi8bR=8;ac@000Ht0r@:i9h&lt;1:Ml0,0*3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SACE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satellite-ship-weather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USACE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satellite-ship-weather-small</text:p>
          </table:table-cell>
          <table:table-cell office:value-type="string" calcext:value-type="string">
            <text:p>!AIVDM,1,1,,A,85NBQD1Kn0lKO@t&lt;BtBfmh,4*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SACE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satellite-ship-weather-tin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SACE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gps-jamming-and-spoofing-repor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USCG RDC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linked-text</text:p>
          </table:table-cell>
          <table:table-cell office:value-type="string" calcext:value-type="string">
            <text:p>!AIVDM,2,1,9,A,802q0CAKo@@1F86PC9D5P1DPmmejj&gt;PikielpGP9&gt;?@eB5&lt;1IP49CDB5CCP3,0*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!AIVDM,2,2,9,A,1&lt;&lt;CPD?Pqholnkjqph0,2*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USCG RDC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www.e-navigation.nl/content/environmental-message-0</text:p>
          </table:table-cell>
          <table:table-cell office:value-type="string" calcext:value-type="string">
            <text:p>!AIVDM,1,1,,B,8&gt;k1oDAKpBLjs:21h:9Wmre0&lt;N00,0*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" calcext:value-type="float">
            <text:p>36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USCG RDC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https://www.e-navigation.nl/content/waterways-management-messag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art 1/2</text:p>
          </table:table-cell>
          <table:table-cell office:value-type="string" calcext:value-type="string">
            <text:p>!AIVDM,2,1,7,A,83dWshuS08jpv@:Eq8&gt;nLJmJ1SWb2:l3?&lt;l3mT6N=83bp&lt;sq?qE0InHO&gt;P,0*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t 2/2</text:p>
          </table:table-cell>
          <table:table-cell office:value-type="string" calcext:value-type="string">
            <text:p>!AIVDM,2,2,7,A,kaPtm=1W&gt;1nJF3&gt;CkWDP6@,4*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https://www.e-navigation.nl/content/meteorological-informati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airway Closed (China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xtended Ship Static (China)</text:p>
          </table:table-cell>
          <table:table-cell office:value-type="string" calcext:value-type="string">
            <text:p>!AIVDM,1,1,,A,869Gu9AW@a&gt;rCOJdVK=0P@84210P@8423h,4*0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6" calcext:value-type="float">
            <text:p>59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!AIVDM,1,1,,B,853&gt;JhBE&lt;EubGRebn:jT&gt;gtAejLK0w4vRRdO13wTJnGLC80@1&gt;W&lt;OWrw000,2*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6" calcext:value-type="float">
            <text:p>69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ID unassigne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!AIVDM,1,1,,B,853&gt;JhBf&gt;uUS:SeC0QqnMpj7rJM75LJKs&lt;ePr12v:fUWwLbBakOCOP00000,2*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0" calcext:value-type="float">
            <text:p>7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razil/PETROBRAS </text:p>
          </table:table-cell>
          <table:table-cell table:number-columns-repeated="2"/>
          <table:table-cell office:value-type="string" calcext:value-type="string">
            <text:p>https://www.e-navigation.nl/content/offshore-unit-dimension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5" calcext:value-type="float">
            <text:p>75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ID=Paraguay</text:p>
          </table:table-cell>
          <table:table-cell table:number-columns-repeated="2"/>
          <table:table-cell office:value-type="string" calcext:value-type="string">
            <text:p>DAC not allocated</text:p>
          </table:table-cell>
          <table:table-cell office:value-type="string" calcext:value-type="string">
            <text:p>!AIVDM,1,1,,B,8i2r`;Btrpk:58a34`8,1*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TU-R.M.1371-5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Text using 6-bit ASCII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Position Report for Vessels <text:s/>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Static Data Report for Vessels and Aircraft <text:s/>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Addressed Message Acknowledgement <text:s/>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Position Report for Aircraft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" calcext:value-type="float">
            <text:p>36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Encrypted Message Acknowledgement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TU-R.M.1371-5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Text using 6-bit ASCII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Text Message, Addressed or Broadcast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Target of Interest (TOI), Addressed or Broadcast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Expanding Square, Sector, Parallel Line &amp; Creeping Line Search &amp; Rescue (SAR) Pattern or Circle, Overlay Option 1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deprecated </text:p>
          </table:table-cell>
          <table:table-cell/>
          <table:table-cell office:value-type="string" calcext:value-type="string">
            <text:p>Track Line Search Pattern, Route or Polygon, Overlay Option 2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SAR Pattern Report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Trackline Report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Text Message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Target of Interest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Change RSI Command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Change RSI Response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Changeover Command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Changeover Response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Hello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Modify Key Command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Negative Acknowledgement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Rekey Acknowledgement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Rekey Command (encrypted) <text:s/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Warm-Start Command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Zeroize Command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Zeroize Response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Delete Key Command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Delete Key Response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Registration Command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Registration Response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Unable to Decrypt Response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Area Notice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Route Information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Situation Report (SITREP) for Vessels and Aircraft (encrypted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USCG </text:p>
          </table:table-cell>
          <table:table-cell office:value-type="string" calcext:value-type="string">
            <text:p>in force </text:p>
          </table:table-cell>
          <table:table-cell/>
          <table:table-cell office:value-type="string" calcext:value-type="string">
            <text:p>Static Data Report (encrypted)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449" meta:object-count="0"/>
    <meta:generator>LibreOffice/24.2.7.2$Linux_X86_64 LibreOffice_project/420$Build-2</meta:generator>
  </office:meta>
</office:document-meta>
</file>